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PathMatcher.skipSegment( String path , int pos ,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ternInfo.initCount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tternInfo.getTota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extractUriTemplateVariables( String pattern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SeparatorPatternCache.PathSeparatorPatternCache( String path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.setTrimTokens( boolean trim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isPattern( @ Nullable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tPathMatcher.setPathSeparator( @ Nullable String path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.matchStart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isPotentialMatch( String path , String [ ] pattDi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PathMatcher.getPatternCompara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tokeniz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ternComparator.AntPatternCompara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setCachePatterns( boolean cache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match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An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.matchStrings( String pattern , String str , @ Nullable Map &lt; String , String &gt; uriTemplate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doMatch( String pattern , @ Nullable String path , boolean fullMatch , @ Nullable Map &lt; String , String &gt; uriTemplateVariables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73">
            <text:p text:style-name="Table_20_Contents">73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AntPathStringMatcher.quote( String s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PathMatcher.concat( String path1 , String path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Info.PatternInfo( @ Nullable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PathMatcher.extractPathWithinPattern( String pattern ,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PathMatcher.getStringMatcher( String patter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tPathStringMatcher.AntPathStringMatch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deactivatePatter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PathMatcher.combine( String pattern1 , String pattern2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ntPathStringMatcher.AntPathStringMatcher( String pattern , boolean caseSensitiv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ntPathMatcher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skipSeparator( String path , int pos , String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Info.ge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Info.isLeastSpecif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Info.getUri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StringMatcher.matchStrings( String str , @ Nullable Map &lt; String , String &gt; uriTemplateVariabl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hSeparatorPatternCache.getEndsOnDoubl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Info.getDouble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SeparatorPatternCache.getEndsOn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ternComparator.compare( String pattern1 , String pattern2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ntPathMatcher.isWildcard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Info.isPrefix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Info.getSingle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.tokenizePattern( String patter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tPathMatcher.AntPathMatcher( String path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